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hilanka" fo:font-style="italic" fo:font-weight="bold" officeooo:rsid="0008d400" officeooo:paragraph-rsid="00044bb8" style:font-style-asian="italic" style:font-weight-asian="bold" style:font-name-complex="Chilanka" style:font-style-complex="italic" style:font-weight-complex="bold"/>
    </style:style>
    <style:style style:name="P2" style:family="paragraph" style:parent-style-name="Standard">
      <style:text-properties style:font-name="Chilanka" officeooo:rsid="0008d400" officeooo:paragraph-rsid="00044bb8" style:font-name-complex="Chilanka"/>
    </style:style>
    <style:style style:name="P3" style:family="paragraph" style:parent-style-name="Standard">
      <style:text-properties style:font-name="Chilanka" officeooo:rsid="000b764f" officeooo:paragraph-rsid="00044bb8" style:font-name-complex="Chilanka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hilanka" fo:font-size="12pt" officeooo:rsid="0008d400" officeooo:paragraph-rsid="00044bb8" style:font-size-asian="12pt" style:font-name-complex="Chilanka" style:font-size-complex="12pt"/>
    </style:style>
    <style:style style:name="P5" style:family="paragraph" style:parent-style-name="Standard">
      <style:text-properties style:font-name="Chilanka" fo:font-size="12pt" officeooo:rsid="0008d400" officeooo:paragraph-rsid="00044bb8" style:font-size-asian="12pt" style:font-name-complex="Chilanka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Rachana" fo:font-size="15pt" officeooo:rsid="0008d400" officeooo:paragraph-rsid="00044bb8" style:font-size-asian="15pt" style:font-name-complex="Rachana" style:font-size-complex="15pt"/>
    </style:style>
    <style:style style:name="P7" style:family="paragraph" style:parent-style-name="Standard">
      <style:text-properties fo:color="#000000" style:font-name="Chilanka" fo:font-style="normal" style:text-underline-style="none" fo:font-weight="bold" officeooo:rsid="000b764f" officeooo:paragraph-rsid="00044bb8" style:font-style-asian="normal" style:font-weight-asian="bold" style:font-name-complex="Chilanka" style:font-style-complex="normal" style:font-weight-complex="bold"/>
    </style:style>
    <style:style style:name="P8" style:family="paragraph" style:parent-style-name="Standard">
      <style:text-properties fo:color="#000000" style:font-name="Chilanka" fo:font-style="normal" style:text-underline-style="none" fo:font-weight="bold" officeooo:rsid="001127af" officeooo:paragraph-rsid="00044bb8" style:font-style-asian="normal" style:font-weight-asian="bold" style:font-name-complex="Chilanka" style:font-style-complex="normal" style:font-weight-complex="bold"/>
    </style:style>
    <style:style style:name="P9" style:family="paragraph" style:parent-style-name="Standard">
      <style:text-properties fo:color="#000000" fo:font-style="normal" style:text-underline-style="none" fo:font-weight="bold" officeooo:rsid="0008d400" officeooo:paragraph-rsid="00044bb8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rsid="0008d400" officeooo:paragraph-rsid="00044bb8"/>
    </style:style>
    <style:style style:name="P11" style:family="paragraph" style:parent-style-name="Standard">
      <style:text-properties officeooo:rsid="000a77fc" officeooo:paragraph-rsid="00044bb8"/>
    </style:style>
    <style:style style:name="P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44bb8" style:font-size-asian="18pt" style:font-style-asian="normal" style:font-weight-asian="bold" style:font-name-complex="Rachana" style:font-size-complex="18pt" style:font-style-complex="normal" style:font-weight-complex="bold"/>
    </style:style>
    <style:style style:name="T1" style:family="text">
      <style:text-properties officeooo:rsid="001127af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127af" style:font-style-asian="normal" style:font-weight-asian="normal" style:font-style-complex="normal" style:font-weight-complex="normal"/>
    </style:style>
    <style:style style:name="T4" style:family="text">
      <style:text-properties style:font-name="Rachana" style:font-name-complex="Rachana"/>
    </style:style>
    <style:style style:name="T5" style:family="text">
      <style:text-properties officeooo:rsid="000b76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വേണുക്കുട്ടന്‍ കെ.കെ.</text:p>
      <text:p text:style-name="P11">കണ്ടനാട്ട് വീട്</text:p>
      <text:p text:style-name="P11">ചാരമംഗലം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അമ്പുജാക്ഷന്‍</text:p>
      <text:p text:style-name="P11">തകിടിയില്‍</text:p>
      <text:p text:style-name="P11">ചാരമംഗലം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സുനില</text:p>
      <text:p text:style-name="P11">കല്ലാട്ട്</text:p>
      <text:p text:style-name="P11">കായിപ്പുറം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വിമലൻ</text:p>
      <text:p text:style-name="P11">തോപ്പുവെളി</text:p>
      <text:p text:style-name="P11">വാരണം</text:p>
      <text:p text:style-name="P11">മുഹമ്മ</text:p>
      <text:p text:style-name="P11">68855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അനില്‍കുമാര്‍</text:p>
      <text:p text:style-name="P11">KOCHUVELI</text:p>
      <text:p text:style-name="P11">ചാരമംഗലം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ബെൻസ്ലൽ</text:p>
      <text:p text:style-name="P11">POTTAYIL</text:p>
      <text:p text:style-name="P11">പുത്തനങ്ങാടി</text:p>
      <text:p text:style-name="P11">വാരണം</text:p>
      <text:p text:style-name="P11">68855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തിലകന്‍ കെ വി</text:p>
      <text:p text:style-name="P11">KANDANATTU VELI</text:p>
      <text:p text:style-name="P11">ചാരമംഗലം</text:p>
      <text:p text:style-name="P11">വാരണം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അജിത്കുമാർ <text:s/>എസ്.</text:p>
      <text:p text:style-name="P11">PALLIYAZHATH HOUSE</text:p>
      <text:p text:style-name="P11">മരുതോര്‍വട്ടം</text:p>
      <text:p text:style-name="P11">വാരണം</text:p>
      <text:p text:style-name="P11">688539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മോഹനന്‍</text:p>
      <text:p text:style-name="P11">KOCHUVELI</text:p>
      <text:p text:style-name="P11">വാരണം</text:p>
      <text:p text:style-name="P11">വാരണം</text:p>
      <text:p text:style-name="P11">68855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ഉല്ലാസ്. എം എന്‍</text:p>
      <text:p text:style-name="P11">MULLASSERIVELI</text:p>
      <text:p text:style-name="P11">ചാരമംഗലം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ലാലു</text:p>
      <text:p text:style-name="P11">VADAKKEVELI</text:p>
      <text:p text:style-name="P11">ചാരമംഗലം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പുരുഷോത്തമന്‍</text:p>
      <text:p text:style-name="P11">PALACKAL</text:p>
      <text:p text:style-name="P11">ചാരമംഗലം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ഒാമനകുട്ടന്‍ ജി.</text:p>
      <text:p text:style-name="P11">MALIKAVELI</text:p>
      <text:p text:style-name="P11">ചാരമംഗലം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ജയകുമാര്‍ .വി.പി.</text:p>
      <text:p text:style-name="P11">KANDANATTUNADUVILECHIRA</text:p>
      <text:p text:style-name="P11">ചാരമംഗലം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ഷാജി</text:p>
      <text:p text:style-name="P11">MAPPILAVELI</text:p>
      <text:p text:style-name="P11">ചാരമംഗലം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ജയന്‍ പി..</text:p>
      <text:p text:style-name="P11">KIZHAKKEKOLLAMPARAMBU</text:p>
      <text:p text:style-name="P11">പുത്തനങ്ങാടി</text:p>
      <text:p text:style-name="P11">മുഹമ്മ</text:p>
      <text:p text:style-name="P11">68855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അജിമോണ്‍ വ.ബി.</text:p>
      <text:p text:style-name="P11">VELIYIL PARAMBIL</text:p>
      <text:p text:style-name="P11">ചാരമംഗലം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ചന്ദ്രബാബു സി.എം.</text:p>
      <text:p text:style-name="P11">CHANIVELI</text:p>
      <text:p text:style-name="P11">ചാരമംഗലം</text:p>
      <text:p text:style-name="P11">മരുതോര്‍വട്ടം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ധനേഷ് വി.</text:p>
      <text:p text:style-name="P11">CHALUVELI</text:p>
      <text:p text:style-name="P11">കായിപ്പുറം</text:p>
      <text:p text:style-name="P11">മരുതോര്‍വട്ടം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ലാലു.വി.എ.</text:p>
      <text:p text:style-name="P11">VADAKKEVELI</text:p>
      <text:p text:style-name="P11">ചാരമംഗലം</text:p>
      <text:p text:style-name="P11">മരുതോര്‍വട്ടം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രഖുവരാൻ</text:p>
      <text:p text:style-name="P11">ANIKKATTUVELI</text:p>
      <text:p text:style-name="P11">ചാരമംഗലം</text:p>
      <text:p text:style-name="P11">മരുതോര്‍വട്ടം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സതീഷ്‌ വി.പി.</text:p>
      <text:p text:style-name="P11">VELINTHARAVELI</text:p>
      <text:p text:style-name="P11">ചാരമംഗലം</text:p>
      <text:p text:style-name="P11">മരുതോര്‍വട്ടം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പ്രദീപ് ദാസ്‌ എം.ആര്‍</text:p>
      <text:p text:style-name="P11">MULLASSERIVELI</text:p>
      <text:p text:style-name="P11">ചാരമംഗലം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രാജേഷ്‌.</text:p>
      <text:p text:style-name="P11">MANGALATH</text:p>
      <text:p text:style-name="P11">മുഹമ്മ</text:p>
      <text:p text:style-name="P11">വാരണം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രെജുമോന്‍ <text:s/>ടി വി</text:p>
      <text:p text:style-name="P11">REVATHYNILATHIL</text:p>
      <text:p text:style-name="P11">മുഹമ്മ</text:p>
      <text:p text:style-name="P11">വാരണം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അനിൽ എം.ടി</text:p>
      <text:p text:style-name="P11">MULLASSERIVELI</text:p>
      <text:p text:style-name="P11">പുത്തനങ്ങാടി</text:p>
      <text:p text:style-name="P11">വാരണം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സുരേഷ് കുമാർ.ടി.കെ.</text:p>
      <text:p text:style-name="P11">THAKIDIVELI</text:p>
      <text:p text:style-name="P11">വാരണം</text:p>
      <text:p text:style-name="P11">മരുതോര്‍വട്ടം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സോമൻ</text:p>
      <text:p text:style-name="P11">PUTHUVEETTUVELI</text:p>
      <text:p text:style-name="P11">മുഹമ്മ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പ്രസാദ്‌ വി. പി.</text:p>
      <text:p text:style-name="P11">VELEEPARAMBU</text:p>
      <text:p text:style-name="P11">മുഹമ്മ</text:p>
      <text:p text:style-name="P11">വാരണം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ഉദയന്‍ കെ.ആര്‍.</text:p>
      <text:p text:style-name="P11">KOLLAMPARAMBU</text:p>
      <text:p text:style-name="P11">വാരണം</text:p>
      <text:p text:style-name="P11">വാരണം</text:p>
      <text:p text:style-name="P11">68855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ഉദയകുമാർ ജി.</text:p>
      <text:p text:style-name="P11">VELEEPARAMBU</text:p>
      <text:p text:style-name="P11">ചാരമംഗലം</text:p>
      <text:p text:style-name="P11">വാരണം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പ്രസന്നൻ ക.ക.</text:p>
      <text:p text:style-name="P11">KANDANATTUVELI</text:p>
      <text:p text:style-name="P11">ചാരമംഗലം</text:p>
      <text:p text:style-name="P11">വാരണം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സന്തോഷ് കുമാര്‍</text:p>
      <text:p text:style-name="P11">EDAPARAMBIL</text:p>
      <text:p text:style-name="P11">വാരണം</text:p>
      <text:p text:style-name="P11">വാരണം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അശോകാൻ</text:p>
      <text:p text:style-name="P11">THAKIDIVELI</text:p>
      <text:p text:style-name="P11">ചാരമംഗലം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ചന്ദ്രബാബു</text:p>
      <text:p text:style-name="P11">PALACKALVELI</text:p>
      <text:p text:style-name="P11">ചാരമംഗലം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രാജേന്ദ്രന്‍പിള്ള റ്റി. റ്റി.</text:p>
      <text:p text:style-name="P11">PALACKAL</text:p>
      <text:p text:style-name="P11">ചാരമംഗലം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സുനില</text:p>
      <text:p text:style-name="P11">PALACKAL VELI</text:p>
      <text:p text:style-name="P11">ചാരമംഗലം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സൈജു എ.സി.</text:p>
      <text:p text:style-name="P11">ARAICKALVELI</text:p>
      <text:p text:style-name="P11">വാരണം</text:p>
      <text:p text:style-name="P11">വാരണം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സന്തോഷ്‌ </text:p>
      <text:p text:style-name="P11">VELIYILHOUSE</text:p>
      <text:p text:style-name="P11">മുഹമ്മ</text:p>
      <text:p text:style-name="P11">മുഹമ്മ</text:p>
      <text:p text:style-name="P11">688525</text:p>
      <text:p text:style-name="P12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1">ഇന്ദ്രജിത്ത്</text:p>
      <text:p text:style-name="P11">PALACKAL ALVELI</text:p>
      <text:p text:style-name="P11">ചാരമംഗലം</text:p>
      <text:p text:style-name="P11">മുഹമ്മ</text:p>
      <text:p text:style-name="P11">6885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04T11:50:30.487634946</meta:creation-date>
    <dc:date>2024-08-08T03:21:12.316482206</dc:date>
    <meta:editing-cycles>4</meta:editing-cycles>
    <meta:editing-duration>PT20M57S</meta:editing-duration>
    <meta:document-statistic meta:table-count="0" meta:image-count="0" meta:object-count="0" meta:page-count="79" meta:paragraph-count="640" meta:word-count="3290" meta:character-count="27964" meta:non-whitespace-character-count="13527"/>
  </office:meta>
</office:document-meta>
</file>